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Pictures/100000000000005E0000005E513A4C71.png" manifest:media-type="image/png"/>
  <manifest:file-entry manifest:full-path="Pictures/10000000000001F40000022FC761AD02.jpg" manifest:media-type="image/jpeg"/>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gradient" draw:fill-gradient-name="Linear_20_blue_2f_white" draw:textarea-horizontal-align="center" draw:textarea-vertical-align="middle"/>
    </style:style>
    <style:style style:name="gr2" style:family="graphic" style:parent-style-name="standard">
      <style:graphic-properties draw:fill="hatch" draw:fill-hatch-name="Black_20_0_20_Degre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bitmap" draw:fill-image-name="Aqua" draw:textarea-horizontal-align="justify" draw:textarea-vertical-align="middle" draw:auto-grow-height="false" draw:shadow="hidden"/>
    </style:style>
    <style:style style:name="gr5" style:family="graphic" style:parent-style-name="standard">
      <style:graphic-properties draw:marker-end="Arrow" draw:marker-end-width="0.3cm" draw:textarea-horizontal-align="center" draw:textarea-vertical-align="middle"/>
    </style:style>
    <style:style style:name="gr6" style:family="graphic">
      <style:graphic-properties style:protect="siz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aster-name-1-notes">
      <style:graphic-properties draw:fill-color="#ffffff" fo:min-height="13.114cm"/>
    </style:style>
    <style:style style:name="pr2" style:family="presentation" style:parent-style-name="master-name-2-title">
      <style:graphic-properties fo:min-height="3.256cm"/>
    </style:style>
    <style:style style:name="pr3" style:family="presentation" style:parent-style-name="master-name-2-outline1">
      <style:graphic-properties fo:min-height="13.609cm"/>
    </style:style>
    <style:style style:name="pr4" style:family="presentation" style:parent-style-name="master-name-2-notes">
      <style:graphic-properties draw:fill-color="#ffffff" draw:auto-grow-height="true" fo:min-height="13.365cm"/>
    </style:style>
    <style:style style:name="P1" style:family="paragraph">
      <style:paragraph-properties fo:text-align="center"/>
    </style:style>
    <text:list-style style:name="L1">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office:automatic-styles>
  <office:body>
    <office:presentation>
      <draw:page draw:name="slide-name-1" draw:style-name="dp1" draw:master-page-name="master-name-1">
        <office:forms form:automatic-focus="false" form:apply-design-mode="false"/>
        <draw:ellipse draw:style-name="gr1" draw:text-style-name="P1" draw:layer="layout" svg:width="4cm" svg:height="3cm" svg:x="2cm" svg:y="1.5cm">
          <text:p/>
        </draw:ellipse>
        <draw:rect draw:style-name="gr2" draw:text-style-name="P1" draw:layer="layout" svg:width="6.5cm" svg:height="3cm" svg:x="8.5cm" svg:y="2cm">
          <text:p/>
        </draw:rect>
        <draw:frame draw:style-name="gr3" draw:layer="layout" svg:width="1.831cm" svg:height="0.963cm" svg:x="17.859cm" svg:y="3cm">
          <draw:text-box>
            <text:p>Text!</text:p>
          </draw:text-box>
        </draw:frame>
        <draw:path draw:style-name="gr4" draw:text-style-name="P1" draw:layer="layout" svg:width="3.499cm" svg:height="3cm" svg:x="8cm" svg:y="11cm" svg:viewBox="0 0 3500 3001" svg:d="m750 0c667 0 1333 0 2000 0 0 250 0 500 0 750 250 0 500 0 750 0 0 500 0 1000 0 1500-250 0-500 0-750 0 0 250 0 501 0 751-667 0-1333 0-2000 0 0-250 0-501 0-751-250 0-500 0-750 0 0-500 0-1000 0-1500 250 0 500 0 750 0 0-250 0-500 0-750z">
          <text:p/>
        </draw:path>
        <draw:line draw:style-name="gr5" draw:text-style-name="P1" draw:layer="layout" svg:x1="16.5cm" svg:y1="11cm" svg:x2="19.5cm" svg:y2="13cm">
          <text:p/>
        </draw:line>
        <presentation:notes draw:style-name="dp2">
          <draw:page-thumbnail draw:style-name="gr6"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slide-name-2" draw:style-name="dp1" draw:master-page-name="master-name-1">
        <office:forms form:automatic-focus="false" form:apply-design-mode="false"/>
        <draw:frame draw:style-name="gr7" draw:text-style-name="P1" draw:layer="layout" svg:width="13.228cm" svg:height="14.789cm" svg:x="7.372cm" svg:y="3.094cm">
          <draw:image xlink:href="Pictures/10000000000001F40000022FC761AD02.jpg" xlink:type="simple" xlink:show="embed" xlink:actuate="onLoad">
            <text:p/>
          </draw:image>
        </draw:frame>
        <presentation:notes draw:style-name="dp2">
          <draw:page-thumbnail draw:style-name="gr6" draw:layer="layout" svg:width="14.848cm" svg:height="11.136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slide-name-3" draw:style-name="dp1" draw:master-page-name="master-name-2" presentation:presentation-page-layout-name="AL1T1">
        <office:forms form:automatic-focus="false" form:apply-design-mode="false"/>
        <draw:frame presentation:style-name="pr2" draw:layer="layout" svg:width="25.199cm" svg:height="3.256cm" svg:x="1.4cm" svg:y="0.962cm" presentation:class="title" presentation:placeholder="true">
          <draw:text-box/>
        </draw:frame>
        <draw:frame presentation:style-name="pr3" draw:layer="layout" svg:width="25.199cm" svg:height="13.609cm" svg:x="1.4cm" svg:y="4.914cm" presentation:class="outline" presentation:placeholder="true">
          <draw:text-box/>
        </draw:frame>
        <presentation:notes draw:style-name="dp2">
          <draw:page-thumbnail draw:style-name="gr6"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office:version="1.2">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102cm" draw:rotation="0"/>
    <draw:fill-image draw:name="Aqua" xlink:href="Pictures/100000000000005E0000005E513A4C7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master-name-1-background" style:family="presentation">
      <style:graphic-properties draw:stroke="none" draw:fill="none"/>
      <style:text-properties style:letter-kerning="true"/>
    </style:style>
    <style:style style:name="master-name-1-backgroundobjects" style:family="presentation">
      <style:graphic-properties draw:shadow="hidden" draw:shadow-offset-x="0.3cm" draw:shadow-offset-y="0.3cm" draw:shadow-color="#808080"/>
      <style:text-properties style:letter-kerning="true"/>
    </style:style>
    <style:style style:name="master-name-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name-1-outline1" style:family="presentation">
      <style:graphic-properties draw:stroke="none" draw:fill="none">
        <text:list-style style:name="master-name-1-outline1">
          <text:list-level-style-bullet text:level="1" text:bullet-char="●">
            <style:list-level-properties text:list-level-position-and-space-mode="label-width-and-position" text:space-before="0.3cm" text:min-label-width="0.9cm"/>
            <style:text-properties fo:font-family="StarSymbol" style:use-window-font-color="true" fo:font-size="45%"/>
          </text:list-level-style-bullet>
          <text:list-level-style-bullet text:level="2" text:bullet-char="●">
            <style:list-level-properties text:list-level-position-and-space-mode="label-width-and-position" text:space-before="1.5cm" text:min-label-width="0.9cm"/>
            <style:text-properties fo:font-family="StarSymbol" style:use-window-font-color="true" fo:font-size="45%"/>
          </text:list-level-style-bullet>
          <text:list-level-style-bullet text:level="3" text:bullet-char="–">
            <style:list-level-properties text:list-level-position-and-space-mode="label-width-and-position" text:space-before="2.8cm" text:min-label-width="0.8cm"/>
            <style:text-properties fo:font-family="StarSymbol" style:use-window-font-color="true" fo:font-size="75%"/>
          </text:list-level-style-bullet>
          <text:list-level-style-bullet text:level="4"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5.4cm" text:min-label-width="0.6cm"/>
            <style:text-properties fo:font-family="StarSymbol" style:use-window-font-color="true" fo:font-size="75%"/>
          </text:list-level-style-bullet>
          <text:list-level-style-bullet text:level="6" text:bullet-char="●">
            <style:list-level-properties text:list-level-position-and-space-mode="label-width-and-position" text:space-before="6.6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7.8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9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10.2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name-1-outline2" style:family="presentation" style:parent-style-name="master-name-1-outline1">
      <style:paragraph-properties fo:margin-top="0cm" fo:margin-bottom="0.4cm"/>
      <style:text-properties fo:font-size="28pt" style:font-size-asian="28pt" style:font-size-complex="28pt"/>
    </style:style>
    <style:style style:name="master-name-1-outline3" style:family="presentation" style:parent-style-name="master-name-1-outline2">
      <style:paragraph-properties fo:margin-top="0cm" fo:margin-bottom="0.3cm"/>
      <style:text-properties fo:font-size="24pt" style:font-size-asian="24pt" style:font-size-complex="24pt"/>
    </style:style>
    <style:style style:name="master-name-1-outline4" style:family="presentation" style:parent-style-name="master-name-1-outline3">
      <style:paragraph-properties fo:margin-top="0cm" fo:margin-bottom="0.2cm"/>
      <style:text-properties fo:font-size="20pt" style:font-size-asian="20pt" style:font-size-complex="20pt"/>
    </style:style>
    <style:style style:name="master-name-1-outline5" style:family="presentation" style:parent-style-name="master-name-1-outline4">
      <style:paragraph-properties fo:margin-top="0cm" fo:margin-bottom="0.1cm"/>
      <style:text-properties fo:font-size="20pt" style:font-size-asian="20pt" style:font-size-complex="20pt"/>
    </style:style>
    <style:style style:name="master-name-1-outline6" style:family="presentation" style:parent-style-name="master-name-1-outline5">
      <style:paragraph-properties fo:margin-top="0cm" fo:margin-bottom="0.1cm"/>
      <style:text-properties fo:font-size="20pt" style:font-size-asian="20pt" style:font-size-complex="20pt"/>
    </style:style>
    <style:style style:name="master-name-1-outline7" style:family="presentation" style:parent-style-name="master-name-1-outline6">
      <style:paragraph-properties fo:margin-top="0cm" fo:margin-bottom="0.1cm"/>
      <style:text-properties fo:font-size="20pt" style:font-size-asian="20pt" style:font-size-complex="20pt"/>
    </style:style>
    <style:style style:name="master-name-1-outline8" style:family="presentation" style:parent-style-name="master-name-1-outline7">
      <style:paragraph-properties fo:margin-top="0cm" fo:margin-bottom="0.1cm"/>
      <style:text-properties fo:font-size="20pt" style:font-size-asian="20pt" style:font-size-complex="20pt"/>
    </style:style>
    <style:style style:name="master-name-1-outline9" style:family="presentation" style:parent-style-name="master-name-1-outline8">
      <style:paragraph-properties fo:margin-top="0cm" fo:margin-bottom="0.1cm"/>
      <style:text-properties fo:font-size="20pt" style:font-size-asian="20pt" style:font-size-complex="20pt"/>
    </style:style>
    <style:style style:name="master-name-1-subtitle" style:family="presentation">
      <style:graphic-properties draw:stroke="none" draw:fill="none" draw:textarea-vertical-align="middle">
        <text:list-style style:name="master-name-1-sub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name-1-title" style:family="presentation">
      <style:graphic-properties draw:stroke="none" draw:fill="none" draw:textarea-vertical-align="middle">
        <text:list-style style:name="master-name-1-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name-2-background" style:family="presentation">
      <style:graphic-properties draw:stroke="none" draw:fill="none"/>
      <style:text-properties style:letter-kerning="true"/>
    </style:style>
    <style:style style:name="master-name-2-backgroundobjects" style:family="presentation">
      <style:graphic-properties draw:shadow="hidden" draw:shadow-offset-x="0.3cm" draw:shadow-offset-y="0.3cm" draw:shadow-color="#808080"/>
      <style:text-properties style:letter-kerning="true"/>
    </style:style>
    <style:style style:name="master-name-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name-2-outline1" style:family="presentation">
      <style:graphic-properties draw:stroke="none" draw:fill="none">
        <text:list-style style:name="master-name-2-outline1">
          <text:list-level-style-bullet text:level="1" text:bullet-char="●">
            <style:list-level-properties text:list-level-position-and-space-mode="label-width-and-position" text:space-before="0.3cm" text:min-label-width="0.9cm"/>
            <style:text-properties fo:font-family="StarSymbol" style:use-window-font-color="true" fo:font-size="45%"/>
          </text:list-level-style-bullet>
          <text:list-level-style-bullet text:level="2" text:bullet-char="●">
            <style:list-level-properties text:list-level-position-and-space-mode="label-width-and-position" text:space-before="1.5cm" text:min-label-width="0.9cm"/>
            <style:text-properties fo:font-family="StarSymbol" style:use-window-font-color="true" fo:font-size="45%"/>
          </text:list-level-style-bullet>
          <text:list-level-style-bullet text:level="3" text:bullet-char="–">
            <style:list-level-properties text:list-level-position-and-space-mode="label-width-and-position" text:space-before="2.8cm" text:min-label-width="0.8cm"/>
            <style:text-properties fo:font-family="StarSymbol" style:use-window-font-color="true" fo:font-size="75%"/>
          </text:list-level-style-bullet>
          <text:list-level-style-bullet text:level="4"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5.4cm" text:min-label-width="0.6cm"/>
            <style:text-properties fo:font-family="StarSymbol" style:use-window-font-color="true" fo:font-size="75%"/>
          </text:list-level-style-bullet>
          <text:list-level-style-bullet text:level="6" text:bullet-char="●">
            <style:list-level-properties text:list-level-position-and-space-mode="label-width-and-position" text:space-before="6.6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7.8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9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10.2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name-2-outline2" style:family="presentation" style:parent-style-name="master-name-2-outline1">
      <style:paragraph-properties fo:margin-top="0cm" fo:margin-bottom="0.4cm"/>
      <style:text-properties fo:font-size="28pt" style:font-size-asian="28pt" style:font-size-complex="28pt"/>
    </style:style>
    <style:style style:name="master-name-2-outline3" style:family="presentation" style:parent-style-name="master-name-2-outline2">
      <style:paragraph-properties fo:margin-top="0cm" fo:margin-bottom="0.3cm"/>
      <style:text-properties fo:font-size="24pt" style:font-size-asian="24pt" style:font-size-complex="24pt"/>
    </style:style>
    <style:style style:name="master-name-2-outline4" style:family="presentation" style:parent-style-name="master-name-2-outline3">
      <style:paragraph-properties fo:margin-top="0cm" fo:margin-bottom="0.2cm"/>
      <style:text-properties fo:font-size="20pt" style:font-size-asian="20pt" style:font-size-complex="20pt"/>
    </style:style>
    <style:style style:name="master-name-2-outline5" style:family="presentation" style:parent-style-name="master-name-2-outline4">
      <style:paragraph-properties fo:margin-top="0cm" fo:margin-bottom="0.1cm"/>
      <style:text-properties fo:font-size="20pt" style:font-size-asian="20pt" style:font-size-complex="20pt"/>
    </style:style>
    <style:style style:name="master-name-2-outline6" style:family="presentation" style:parent-style-name="master-name-2-outline5">
      <style:paragraph-properties fo:margin-top="0cm" fo:margin-bottom="0.1cm"/>
      <style:text-properties fo:font-size="20pt" style:font-size-asian="20pt" style:font-size-complex="20pt"/>
    </style:style>
    <style:style style:name="master-name-2-outline7" style:family="presentation" style:parent-style-name="master-name-2-outline6">
      <style:paragraph-properties fo:margin-top="0cm" fo:margin-bottom="0.1cm"/>
      <style:text-properties fo:font-size="20pt" style:font-size-asian="20pt" style:font-size-complex="20pt"/>
    </style:style>
    <style:style style:name="master-name-2-outline8" style:family="presentation" style:parent-style-name="master-name-2-outline7">
      <style:paragraph-properties fo:margin-top="0cm" fo:margin-bottom="0.1cm"/>
      <style:text-properties fo:font-size="20pt" style:font-size-asian="20pt" style:font-size-complex="20pt"/>
    </style:style>
    <style:style style:name="master-name-2-outline9" style:family="presentation" style:parent-style-name="master-name-2-outline8">
      <style:paragraph-properties fo:margin-top="0cm" fo:margin-bottom="0.1cm"/>
      <style:text-properties fo:font-size="20pt" style:font-size-asian="20pt" style:font-size-complex="20pt"/>
    </style:style>
    <style:style style:name="master-name-2-subtitle" style:family="presentation">
      <style:graphic-properties draw:stroke="none" draw:fill="none" draw:textarea-vertical-align="middle">
        <text:list-style style:name="master-name-2-sub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name-2-title" style:family="presentation">
      <style:graphic-properties draw:stroke="none" draw:fill="none" draw:textarea-vertical-align="middle">
        <text:list-style style:name="master-name-2-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master-name-1-backgroundobjects">
      <style:graphic-properties draw:stroke="none" draw:fill="none" draw:fill-color="#ffffff" draw:auto-grow-height="false" fo:min-height="1.449cm"/>
    </style:style>
    <style:style style:name="pr2" style:family="presentation" style:parent-style-name="master-name-1-backgroundobjects">
      <style:graphic-properties draw:textarea-horizontal-align="center" draw:textarea-vertical-align="middle"/>
    </style:style>
    <style:style style:name="pr3" style:family="presentation" style:parent-style-name="master-name-1-backgroundobjects">
      <style:graphic-properties draw:stroke="none" draw:fill="none" draw:fill-color="#ffffff" draw:auto-grow-height="false" fo:min-height="1.485cm"/>
    </style:style>
    <style:style style:name="pr4" style:family="presentation" style:parent-style-name="master-name-1-backgroundobjects">
      <style:graphic-properties draw:stroke="none" draw:fill="none" draw:fill-color="#ffffff" draw:textarea-vertical-align="bottom" draw:auto-grow-height="false" fo:min-height="1.485cm"/>
    </style:style>
    <style:style style:name="pr5" style:family="presentation" style:parent-style-name="master-name-2-backgroundobjects">
      <style:graphic-properties draw:stroke="none" draw:fill="none" draw:fill-color="#ffffff" draw:auto-grow-height="false" fo:min-height="1.449cm"/>
    </style:style>
    <style:style style:name="pr6" style:family="presentation" style:parent-style-name="master-name-2-backgroundobjects">
      <style:graphic-properties draw:textarea-horizontal-align="center" draw:textarea-vertical-align="middle"/>
    </style:style>
    <style:style style:name="pr7" style:family="presentation" style:parent-style-name="master-name-2-backgroundobjects">
      <style:graphic-properties draw:stroke="none" draw:fill="none" draw:fill-color="#ffffff" draw:auto-grow-height="false" fo:min-height="1.485cm"/>
    </style:style>
    <style:style style:name="pr8" style:family="presentation" style:parent-style-name="master-name-2-backgroundobjects">
      <style:graphic-properties draw:stroke="none" draw:fill="none" draw:fill-color="#ffffff" draw:textarea-vertical-align="bottom" draw:auto-grow-height="false" fo:min-height="1.485cm"/>
    </style:style>
    <style:style style:name="P1" style:family="paragraph">
      <style:text-properties fo:font-size="14pt" style:font-size-asian="14pt" style:font-size-complex="14pt"/>
    </style:style>
    <style:style style:name="P2" style:family="paragraph">
      <style:paragraph-properties fo:text-align="end"/>
      <style:text-properties fo:font-size="14pt" style:font-size-asian="14pt" style:font-size-complex="14pt"/>
    </style:style>
    <style:style style:name="P3" style:family="paragraph">
      <style:paragraph-properties fo:text-align="center"/>
      <style:text-properties fo:font-size="14pt" style:font-size-asian="14pt" style:font-size-complex="14pt"/>
    </style:style>
    <style:style style:name="P4" style:family="paragraph">
      <style:paragraph-properties fo:text-align="center"/>
    </style:style>
    <text:list-style style:name="L1">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2">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8.565cm" svg:height="6.423cm" svg:x="1cm" svg:y="2.813cm" draw:page-number="1"/>
      <draw:page-thumbnail draw:layer="backgroundobjects" svg:width="8.565cm" svg:height="6.423cm" svg:x="1cm" svg:y="11.763cm"/>
      <draw:page-thumbnail draw:layer="backgroundobjects" svg:width="8.565cm" svg:height="6.423cm" svg:x="10.566cm" svg:y="2.813cm"/>
      <draw:page-thumbnail draw:layer="backgroundobjects" svg:width="8.565cm" svg:height="6.423cm" svg:x="10.566cm" svg:y="11.763cm"/>
      <draw:page-thumbnail draw:layer="backgroundobjects" svg:width="8.565cm" svg:height="6.423cm" svg:x="20.132cm" svg:y="2.813cm"/>
      <draw:page-thumbnail draw:layer="backgroundobjects" svg:width="8.565cm" svg:height="6.423cm" svg:x="20.132cm" svg:y="11.763cm"/>
      <draw:frame draw:style-name="gr1" draw:text-style-name="P1" draw:layer="backgroundobjects" svg:width="12.888cm" svg:height="1.049cm" svg:x="0cm" svg:y="0cm" presentation:class="header">
        <draw:text-box>
          <text:p text:style-name="P1"><presentation:header/></text:p>
        </draw:text-box>
      </draw:frame>
      <draw:frame draw:style-name="gr1" draw:text-style-name="P2" draw:layer="backgroundobjects" svg:width="12.888cm" svg:height="1.049cm" svg:x="16.811cm" svg:y="0cm" presentation:class="date-time">
        <draw:text-box>
          <text:p text:style-name="P2"><presentation:date-time/></text:p>
        </draw:text-box>
      </draw:frame>
      <draw:frame draw:style-name="gr2" draw:text-style-name="P1" draw:layer="backgroundobjects" svg:width="12.888cm" svg:height="1.049cm" svg:x="0cm" svg:y="19.95cm" presentation:class="footer">
        <draw:text-box>
          <text:p text:style-name="P1"><presentation:footer/></text:p>
        </draw:text-box>
      </draw:frame>
      <draw:frame draw:style-name="gr2" draw:text-style-name="P2" draw:layer="backgroundobjects" svg:width="12.888cm" svg:height="1.049cm" svg:x="16.811cm" svg:y="19.95cm" presentation:class="page-number">
        <draw:text-box>
          <text:p text:style-name="P2"><text:page-number>3</text:page-number></text:p>
        </draw:text-box>
      </draw:frame>
    </style:handout-master>
    <style:master-page style:name="master-name-1" style:page-layout-name="PM1" draw:style-name="dp1">
      <office:forms form:automatic-focus="false" form:apply-design-mode="false"/>
      <draw:frame presentation:style-name="master-name-1-title" draw:layer="backgroundobjects" svg:width="25.199cm" svg:height="3.506cm" svg:x="1.4cm" svg:y="0.837cm" presentation:class="title" presentation:placeholder="true">
        <draw:text-box/>
      </draw:frame>
      <draw:frame presentation:style-name="master-name-1-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presentation:date-time/></text:p>
        </draw:text-box>
      </draw:frame>
      <draw:frame presentation:style-name="pr1" draw:text-style-name="P3" draw:layer="backgroundobjects" svg:width="8.875cm" svg:height="1.448cm" svg:x="9.576cm" svg:y="19.131cm" presentation:class="footer">
        <draw:text-box>
          <text:p text:style-name="P3"><presentation:footer/></text:p>
        </draw:text-box>
      </draw:frame>
      <draw:frame presentation:style-name="pr1" draw:text-style-name="P2" draw:layer="backgroundobjects" svg:width="6.523cm" svg:height="1.448cm" svg:x="20.076cm" svg:y="19.131cm" presentation:class="page-number">
        <draw:text-box>
          <text:p text:style-name="P2"><text:page-number>3</text:page-number></text:p>
        </draw:text-box>
      </draw:frame>
      <draw:rect presentation:style-name="pr2" draw:text-style-name="P4" draw:layer="backgroundobjects" svg:width="4.5cm" svg:height="2cm" svg:x="0.5cm" svg:y="5.5cm">
        <text:p/>
      </draw:rect>
      <presentation:notes style:page-layout-name="PM2">
        <draw:page-thumbnail presentation:style-name="master-name-1-title" draw:layer="backgroundobjects" svg:width="14.848cm" svg:height="11.136cm" svg:x="3.075cm" svg:y="2.257cm" presentation:class="page"/>
        <draw:frame presentation:style-name="master-name-1-notes" draw:layer="backgroundobjects" svg:width="16.799cm" svg:height="13.364cm" svg:x="2.1cm" svg:y="14.107cm" presentation:class="notes" presentation:placeholder="true">
          <draw:text-box/>
        </draw:frame>
        <draw:frame presentation:style-name="pr3" draw:text-style-name="P1" draw:layer="backgroundobjects" svg:width="9.113cm" svg:height="1.484cm" svg:x="0cm" svg:y="0cm" presentation:class="header">
          <draw:text-box>
            <text:p text:style-name="P1"><presentation:header/></text:p>
          </draw:text-box>
        </draw:frame>
        <draw:frame presentation:style-name="pr3" draw:text-style-name="P2" draw:layer="backgroundobjects" svg:width="9.113cm" svg:height="1.484cm" svg:x="11.886cm" svg:y="0cm" presentation:class="date-time">
          <draw:text-box>
            <text:p text:style-name="P2"><presentation:date-time/></text:p>
          </draw:text-box>
        </draw:frame>
        <draw:frame presentation:style-name="pr4" draw:text-style-name="P1" draw:layer="backgroundobjects" svg:width="9.113cm" svg:height="1.484cm" svg:x="0cm" svg:y="28.215cm" presentation:class="footer">
          <draw:text-box>
            <text:p text:style-name="P1"><presentation:footer/></text:p>
          </draw:text-box>
        </draw:frame>
        <draw:frame presentation:style-name="pr4" draw:text-style-name="P2" draw:layer="backgroundobjects" svg:width="9.113cm" svg:height="1.484cm" svg:x="11.886cm" svg:y="28.215cm" presentation:class="page-number">
          <draw:text-box>
            <text:p text:style-name="P2"><text:page-number>3</text:page-number></text:p>
          </draw:text-box>
        </draw:frame>
      </presentation:notes>
    </style:master-page>
    <style:master-page style:name="master-name-2" style:page-layout-name="PM1" draw:style-name="dp1">
      <office:forms form:automatic-focus="false" form:apply-design-mode="false"/>
      <draw:frame presentation:style-name="master-name-2-title" draw:layer="backgroundobjects" svg:width="25.199cm" svg:height="3.506cm" svg:x="1.4cm" svg:y="0.837cm" presentation:class="title" presentation:placeholder="true">
        <draw:text-box/>
      </draw:frame>
      <draw:frame presentation:style-name="master-name-2-outline1" draw:layer="backgroundobjects" svg:width="25.199cm" svg:height="13.859cm" svg:x="1.4cm" svg:y="4.914cm" presentation:class="outline" presentation:placeholder="true">
        <draw:text-box/>
      </draw:frame>
      <draw:frame presentation:style-name="pr5" draw:text-style-name="P1" draw:layer="backgroundobjects" svg:width="6.523cm" svg:height="1.448cm" svg:x="1.4cm" svg:y="19.131cm" presentation:class="date-time">
        <draw:text-box>
          <text:p text:style-name="P1"><presentation:date-time/></text:p>
        </draw:text-box>
      </draw:frame>
      <draw:frame presentation:style-name="pr5" draw:text-style-name="P3" draw:layer="backgroundobjects" svg:width="8.875cm" svg:height="1.448cm" svg:x="9.576cm" svg:y="19.131cm" presentation:class="footer">
        <draw:text-box>
          <text:p text:style-name="P3"><presentation:footer/></text:p>
        </draw:text-box>
      </draw:frame>
      <draw:frame presentation:style-name="pr5" draw:text-style-name="P2" draw:layer="backgroundobjects" svg:width="6.523cm" svg:height="1.448cm" svg:x="20.076cm" svg:y="19.131cm" presentation:class="page-number">
        <draw:text-box>
          <text:p text:style-name="P2"><text:page-number>3</text:page-number></text:p>
        </draw:text-box>
      </draw:frame>
      <draw:ellipse presentation:style-name="pr6" draw:text-style-name="P4" draw:layer="backgroundobjects" svg:width="4cm" svg:height="2.5cm" svg:x="2cm" svg:y="10cm">
        <text:p/>
      </draw:ellipse>
      <presentation:notes style:page-layout-name="PM2">
        <draw:page-thumbnail presentation:style-name="master-name-2-title" draw:layer="backgroundobjects" svg:width="0cm" svg:height="0cm" svg:x="0cm" svg:y="2.257cm" presentation:class="page"/>
        <draw:frame presentation:style-name="master-name-2-notes" draw:layer="backgroundobjects" svg:width="16.799cm" svg:height="13.364cm" svg:x="2.1cm" svg:y="14.107cm" presentation:class="notes" presentation:placeholder="true">
          <draw:text-box/>
        </draw:frame>
        <draw:frame presentation:style-name="pr7" draw:text-style-name="P1" draw:layer="backgroundobjects" svg:width="9.113cm" svg:height="1.484cm" svg:x="0cm" svg:y="0cm" presentation:class="header">
          <draw:text-box>
            <text:p text:style-name="P1"><presentation:header/></text:p>
          </draw:text-box>
        </draw:frame>
        <draw:frame presentation:style-name="pr7" draw:text-style-name="P2" draw:layer="backgroundobjects" svg:width="9.113cm" svg:height="1.484cm" svg:x="11.886cm" svg:y="0cm" presentation:class="date-time">
          <draw:text-box>
            <text:p text:style-name="P2"><presentation:date-time/></text:p>
          </draw:text-box>
        </draw:frame>
        <draw:frame presentation:style-name="pr8" draw:text-style-name="P1" draw:layer="backgroundobjects" svg:width="9.113cm" svg:height="1.484cm" svg:x="0cm" svg:y="28.215cm" presentation:class="footer">
          <draw:text-box>
            <text:p text:style-name="P1"><presentation:footer/></text:p>
          </draw:text-box>
        </draw:frame>
        <draw:frame presentation:style-name="pr8" draw:text-style-name="P2" draw:layer="backgroundobjects" svg:width="9.113cm" svg:height="1.484cm" svg:x="11.886cm" svg:y="28.215cm" presentation:class="page-number">
          <draw:text-box>
            <text:p text:style-name="P2"><text:page-number>3</text:page-number></text:p>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08-09-05T12:59:21.42</meta:creation-date>
    <dc:date>2011-10-08T16:47:07</dc:date>
    <meta:editing-duration>PT0.016S</meta:editing-duration>
    <meta:editing-cycles>3</meta:editing-cycles>
    <meta:document-statistic meta:object-count="48"/>
    <meta:generator>StarOffice/9_Beta$Win32 OpenOffice.org_project/300m21$Build-9319$CWS-impressmuc</meta:generator>
    <dc:creator>hanbiao</dc:cre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